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1.8528in"/>
    </style:style>
    <style:style style:name="ro3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2" table:number-columns-repeated="1019" table:default-cell-style-name="Default"/>
        <table:table-row table:style-name="ro3">
          <table:table-cell office:value-type="string">
            <text:p>Region</text:p>
          </table:table-cell>
          <table:table-cell office:value-type="string">
            <text:p>arch</text:p>
          </table:table-cell>
          <table:table-cell office:value-type="string">
            <text:p>root store</text:p>
          </table:table-cell>
          <table:table-cell office:value-type="string">
            <text:p>ami</text:p>
          </table:table-cell>
          <table:table-cell/>
          <table:table-cell table:style-name="ce2" table:number-columns-repeated="1019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northeast-1#launchAmi=ami-f250e0f3">ami-f250e0f3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northeast-1#launchAmi=ami-d850e0d9">ami-d850e0d9</text:a></text:p>
          </table:table-cell>
          <table:table-cell table:number-columns-repeated="1020"/>
        </table:table-row>
        <table:table-row table:style-name="ro3">
          <table:table-cell office:value-type="string">
            <text:p>ap-north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northeast-1#launchAmi=ami-ee50e0ef">ami-ee50e0ef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northeast-1#launchAmi=ami-d250e0d3">ami-d250e0d3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southeast-1#launchAmi=ami-f62f69a4">ami-f62f69a4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southeast-1#launchAmi=ami-d02f6982">ami-d02f6982</text:a></text:p>
          </table:table-cell>
          <table:table-cell table:number-columns-repeated="1020"/>
        </table:table-row>
        <table:table-row table:style-name="ro3">
          <table:table-cell office:value-type="string">
            <text:p>ap-south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southeast-1#launchAmi=ami-ce2f699c">ami-ce2f699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southeast-1#launchAmi=ami-2e2f697c">ami-2e2f697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eu-west-1#launchAmi=ami-85350ff1">ami-85350ff1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eu-west-1#launchAmi=ami-b9350fcd">ami-b9350fcd</text:a></text:p>
          </table:table-cell>
          <table:table-cell table:number-columns-repeated="1020"/>
        </table:table-row>
        <table:table-row table:style-name="ro3">
          <table:table-cell office:value-type="string">
            <text:p>eu-we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eu-west-1#launchAmi=ami-ad350fd9">ami-ad350fd9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eu-west-1#launchAmi=ami-bd350fc9">ami-bd350fc9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sa-east-1#launchAmi=ami-d0fd23cd">ami-d0fd23cd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sa-east-1#launchAmi=ami-defd23c3">ami-defd23c3</text:a></text:p>
          </table:table-cell>
          <table:table-cell table:number-columns-repeated="1020"/>
        </table:table-row>
        <table:table-row table:style-name="ro3">
          <table:table-cell office:value-type="string">
            <text:p>sa-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sa-east-1#launchAmi=ami-dafd23c7">ami-dafd23c7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sa-east-1#launchAmi=ami-dcfd23c1">ami-dcfd23c1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east-1#launchAmi=ami-5673d73f">ami-5673d73f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hvm</text:p>
          </table:table-cell>
          <table:table-cell office:value-type="string">
            <text:p><text:a xlink:href="https://console.aws.amazon.com/ec2/home?region=us-east-1#launchAmi=ami-ac73d7c5">ami-ac73d7c5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east-1#launchAmi=ami-ee72d687">ami-ee72d687</text:a></text:p>
          </table:table-cell>
          <table:table-cell table:number-columns-repeated="1020"/>
        </table:table-row>
        <table:table-row table:style-name="ro3">
          <table:table-cell office:value-type="string">
            <text:p>us-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east-1#launchAmi=ami-a472d6cd">ami-a472d6cd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east-1#launchAmi=ami-4272d62b">ami-4272d62b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1#launchAmi=ami-c9f1aa8c">ami-c9f1aa8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1#launchAmi=ami-2ff1aa6a">ami-2ff1aa6a</text:a></text:p>
          </table:table-cell>
          <table:table-cell table:number-columns-repeated="1020"/>
        </table:table-row>
        <table:table-row table:style-name="ro3">
          <table:table-cell office:value-type="string">
            <text:p>us-we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1#launchAmi=ami-3ff1aa7a">ami-3ff1aa7a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1#launchAmi=ami-19f1aa5c">ami-19f1aa5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2#launchAmi=ami-54b53964">ami-54b53964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2#launchAmi=ami-68b53958">ami-68b53958</text:a></text:p>
          </table:table-cell>
          <table:table-cell table:number-columns-repeated="1020"/>
        </table:table-row>
        <table:table-row table:style-name="ro3">
          <table:table-cell office:value-type="string">
            <text:p>us-west-2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2#launchAmi=ami-6ab5395a">ami-6ab5395a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2#launchAmi=ami-66b53956">ami-66b53956</text:a></text:p>
          </table:table-cell>
          <table:table-cell table:number-columns-repeated="1020"/>
        </table:table-row>
      </table:table>
      <table:table table:name="Sheet2" table:style-name="ta1">
        <table:table-column table:style-name="co5" table:number-columns-repeated="1024" table:default-cell-style-name="Default"/>
        <table:table-row table:style-name="ro4">
          <table:table-cell table:style-name="ce3" office:value-type="string">
            <text:p>Region</text:p>
          </table:table-cell>
          <table:table-cell table:style-name="ce3" office:value-type="string">
            <text:p>arch</text:p>
          </table:table-cell>
          <table:table-cell table:style-name="ce3" office:value-type="string">
            <text:p>root store</text:p>
          </table:table-cell>
          <table:table-cell table:style-name="ce3" office:value-type="string">
            <text:p>ami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north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eca719ed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north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e0a719e1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ap-north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eaa719eb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north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aca719ad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fefcbcac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fafcbca8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ap-south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f8fcbcaa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d4fcbc86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2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fb8611c1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2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cf8710f5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ap-southeast-2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858611bf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ap-southeast-2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898710b3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eu-we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3b65664f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eu-we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hvm</text:p>
          </table:table-cell>
          <table:table-cell table:style-name="ce3" office:value-type="string">
            <text:p>Launch ami-25656651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eu-we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a16665d5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eu-we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3965664d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eu-we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2966655d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sa-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b45b82a9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sa-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805b829d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sa-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ba5b82a7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sa-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945b8289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9c78c0f5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hvm</text:p>
          </table:table-cell>
          <table:table-cell table:style-name="ce3" office:value-type="string">
            <text:p>Launch ami-9078c0f9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ea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9a873ff3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us-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9878c0f1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ea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52863e3b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bb4f69fe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1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a34f69e6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us-we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b94f69fc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1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e34f69a6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2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ebs</text:p>
          </table:table-cell>
          <table:table-cell table:style-name="ce3" office:value-type="string">
            <text:p>Launch ami-7eab224e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2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hvm</text:p>
          </table:table-cell>
          <table:table-cell table:style-name="ce3" office:value-type="string">
            <text:p>Launch ami-60ab2250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2</text:p>
          </table:table-cell>
          <table:table-cell table:style-name="ce3" office:value-type="string">
            <text:p>64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1aab222a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>
            <text:p>us-west-2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ebs</text:p>
          </table:table-cell>
          <table:table-cell table:style-name="ce4" office:value-type="string">
            <text:p>ami-7cab224c</text:p>
          </table:table-cell>
          <table:table-cell table:style-name="ce3"/>
          <table:table-cell table:number-columns-repeated="1019"/>
        </table:table-row>
        <table:table-row table:style-name="ro5" table:visibility="filter">
          <table:table-cell table:style-name="ce3" office:value-type="string">
            <text:p>us-west-2</text:p>
          </table:table-cell>
          <table:table-cell table:style-name="ce3" office:value-type="string">
            <text:p>32-bit</text:p>
          </table:table-cell>
          <table:table-cell table:style-name="ce3" office:value-type="string">
            <text:p>instance</text:p>
          </table:table-cell>
          <table:table-cell table:style-name="ce3" office:value-type="string">
            <text:p>Launch ami-3aab220a</text:p>
          </table:table-cell>
          <table:table-cell table:style-name="ce3"/>
          <table:table-cell table:number-columns-repeated="1019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D30" table:display-filter-buttons="true" table:orientation="column">
          <table:filter>
            <table:filter-or>
              <table:filter-condition table:field-number="1" table:value="32-bit" table:operator="="/>
              <table:filter-condition table:field-number="2" table:value="ebs" table:operator="="/>
            </table:filter-or>
          </table:filter>
        </table:database-range>
        <table:database-range table:name="__Anonymous_Sheet_DB__1" table:target-range-address="Sheet2.A1:Sheet2.D36" table:display-filter-buttons="true">
          <table:filter>
            <table:filter-and>
              <table:filter-condition table:field-number="1" table:value="32-bit" table:operator="="/>
              <table:filter-condition table:field-number="2" table:value="eb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2-11-24T09:14:18</dc:date>
    <meta:editing-duration>PT4M45S</meta:editing-duration>
    <meta:editing-cycles>12</meta:editing-cycles>
    <meta:generator>LibreOffice/3.5$Linux_x86 LibreOffice_project/350m1$Build-2</meta:generator>
    <meta:document-statistic meta:table-count="3" meta:cell-count="264" meta:object-count="0"/>
  </office:meta>
</office:document-meta>
</file>